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2b" officeooo:paragraph-rsid="00124a2b"/>
    </style:style>
    <style:style style:name="P2" style:family="paragraph" style:parent-style-name="Standard">
      <style:text-properties officeooo:rsid="001513af" officeooo:paragraph-rsid="001513af"/>
    </style:style>
    <style:style style:name="P3" style:family="paragraph" style:parent-style-name="Standard">
      <style:text-properties officeooo:rsid="00188927" officeooo:paragraph-rsid="00188927"/>
    </style:style>
    <style:style style:name="P4" style:family="paragraph" style:parent-style-name="Table_20_Contents">
      <style:text-properties officeooo:rsid="001896af" officeooo:paragraph-rsid="001896af"/>
    </style:style>
    <style:style style:name="P5" style:family="paragraph" style:parent-style-name="Standard">
      <style:text-properties officeooo:rsid="001b327a" officeooo:paragraph-rsid="001b327a"/>
    </style:style>
    <style:style style:name="T1" style:family="text">
      <style:text-properties officeooo:rsid="00188927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Lucida Sans"/>
    </style:style>
    <style:style style:name="T4" style:family="text">
      <style:text-properties officeooo:rsid="001a3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ARM <text:span text:style-name="T1">RATIONALIZATION PROJECT SETUP</text:span> DISPLAY MODEL SPEC</text:p>
      <text:p text:style-name="P1">Started <text:span text:style-name="T1">6</text:span> Aug 2018</text:p>
      <text:p text:style-name="P1"/>
      <text:p text:style-name="P3">PROJECT SETUP DISPLAY</text:p>
      <text:p text:style-name="P1">Initial draft. 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table:number-columns-spanned="5" office:value-type="string">
            <text:p text:style-name="P4">SET UP ALARM RATIONALIZATION PROJE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&lt;gap&gt;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oject name</text:p>
          </table:table-cell>
          <table:table-cell table:style-name="Table1.E2" table:number-columns-spanned="4" office:value-type="string">
            <text:p text:style-name="P4">&lt;text&gt;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Project number</text:p>
          </table:table-cell>
          <table:table-cell table:style-name="Table1.A2" table:number-columns-spanned="2" office:value-type="string">
            <text:p text:style-name="P4">&lt;text&gt;</text:p>
          </table:table-cell>
          <table:covered-table-cell/>
          <table:table-cell table:style-name="Table1.A2" office:value-type="string">
            <text:p text:style-name="P4">Date started</text:p>
          </table:table-cell>
          <table:table-cell table:style-name="Table1.E2" office:value-type="string">
            <text:p text:style-name="P4">&lt;date&gt;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E2" table:number-columns-spanned="4" office:value-type="string">
            <text:p text:style-name="P4">&lt;multiline text&gt;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Revision</text:p>
          </table:table-cell>
          <table:table-cell table:style-name="Table1.A2" office:value-type="string">
            <text:p text:style-name="P4">&lt;text&gt;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Edit number</text:p>
          </table:table-cell>
          <table:table-cell table:style-name="Table1.E2" office:value-type="string">
            <text:p text:style-name="P4">&lt;int&gt;</text:p>
          </table:table-cell>
        </table:table-row>
        <table:table-row>
          <table:table-cell table:style-name="Table1.A2" office:value-type="string">
            <text:p text:style-name="P4">&lt;gap&gt;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eam members</text:p>
          </table:table-cell>
          <table:table-cell table:style-name="Table1.E2" table:number-columns-spanned="4" office:value-type="string">
            <text:p text:style-name="P4">&lt;multiline text&gt;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Input documents</text:p>
          </table:table-cell>
          <table:table-cell table:style-name="Table1.E2" table:number-columns-spanned="4" office:value-type="string">
            <text:p text:style-name="P4">&lt;multiline text&gt;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&lt;gap&gt;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Priority matri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Severity levels:</text:p>
          </table:table-cell>
          <table:table-cell table:style-name="Table1.A2" office:value-type="string">
            <text:p text:style-name="P4">&lt;spin&gt;</text:p>
          </table:table-cell>
          <table:table-cell table:style-name="Table1.A2" office:value-type="string">
            <text:p text:style-name="P4">Urgency levels:</text:p>
          </table:table-cell>
          <table:table-cell table:style-name="Table1.E2" office:value-type="string">
            <text:p text:style-name="P4">&lt;spin&gt;</text:p>
          </table:table-cell>
        </table:table-row>
        <table:table-row>
          <table:table-cell table:style-name="Table1.A2" office:value-type="string">
            <text:p text:style-name="P4">&lt;grid as follows&gt;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&lt;empty&gt;</text:p>
          </table:table-cell>
          <table:table-cell table:style-name="Table1.A2" office:value-type="string">
            <text:p text:style-name="P4">Severity level</text:p>
          </table:table-cell>
          <table:table-cell table:style-name="Table1.A2" office:value-type="string">
            <text:p text:style-name="P4">&lt;text&gt; eg None</text:p>
          </table:table-cell>
          <table:table-cell table:style-name="Table1.A2" office:value-type="string">
            <text:p text:style-name="P4">&lt;text&gt; eg Low</text:p>
          </table:table-cell>
          <table:table-cell table:style-name="Table1.E2" office:value-type="string">
            <text:p text:style-name="P4">&lt;text&gt; eg Medium</text:p>
          </table:table-cell>
        </table:table-row>
        <table:table-row>
          <table:table-cell table:style-name="Table1.A2" office:value-type="string">
            <text:p text:style-name="P4">Urgency level</text:p>
          </table:table-cell>
          <table:table-cell table:style-name="Table1.A2" office:value-type="string">
            <text:p text:style-name="P4"><text:span text:style-name="T2">↓</text:span><text:span text:style-name="T3"> Descriptors </text:span><text:span text:style-name="T2">→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&lt;text&gt; eg Urgen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&lt;text&gt; eg So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2">Fields to add later:</text:p>
      <text:p text:style-name="P2">- <text:span text:style-name="T4">Names of priority levels? (Do we need a set list of them?)</text:span></text:p>
      <text:p text:style-name="P2"/>
      <text:p text:style-name="P5">Need import function to import alarm list from spreadsheet. This should be able to handle spreadsheets showing multi-level alarms (e.g. HH, H, L, LL) on one line.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5:11:13.038560172</meta:creation-date>
    <meta:generator>LibreOffice/5.4.2.2$MacOSX_X86_64 LibreOffice_project/22b09f6418e8c2d508a9eaf86b2399209b0990f4</meta:generator>
    <dc:date>2018-12-29T08:25:43.789303185</dc:date>
    <meta:editing-duration>PT43M5S</meta:editing-duration>
    <meta:editing-cycles>9</meta:editing-cycles>
    <meta:document-statistic meta:table-count="1" meta:image-count="0" meta:object-count="0" meta:page-count="1" meta:paragraph-count="42" meta:word-count="127" meta:character-count="770" meta:non-whitespace-character-count="684"/>
  </office:meta>
</office:document-meta>
</file>